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officeooo:rsid="0028201d" officeooo:paragraph-rsid="0028201d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1d79c4"/>
    </style:style>
    <style:style style:name="P5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bold" officeooo:paragraph-rsid="001d79c4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weight="bold" officeooo:rsid="00383ce2" officeooo:paragraph-rsid="00383ce2" style:font-weight-asian="bold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c57fd" officeooo:paragraph-rsid="002c487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c57fd" officeooo:paragraph-rsid="002c57f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148c4" officeooo:paragraph-rsid="001d79c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148c4" officeooo:paragraph-rsid="002148c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1c26" officeooo:paragraph-rsid="0023eb5c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c4870" officeooo:paragraph-rsid="002c487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paragraph-rsid="002c57f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style="italic" fo:font-weight="bold" officeooo:rsid="001d79c4" officeooo:paragraph-rsid="001d79c4" style:letter-kerning="true" style:font-name-asian="Noto Serif CJK SC" style:font-size-asian="12pt" style:language-asian="zh" style:country-asian="CN" style:font-style-asian="italic" style:font-weight-asian="bold" style:font-name-complex="Lohit Devanagari1" style:font-size-complex="12pt" style:language-complex="hi" style:country-complex="IN" style:font-style-complex="italic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1d79c4" officeooo:paragraph-rsid="001d79c4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2c57fd" officeooo:paragraph-rsid="00383ce2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71c2a" officeooo:paragraph-rsid="00371c2a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71c2a" officeooo:paragraph-rsid="00383ce2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83ce2" officeooo:paragraph-rsid="00383ce2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83ce2" officeooo:paragraph-rsid="003d09e6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d09e6" officeooo:paragraph-rsid="003d09e6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de7a1" officeooo:paragraph-rsid="003de7a1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officeooo:rsid="002c57fd" officeooo:paragraph-rsid="002c57fd"/>
    </style:style>
    <style:style style:name="P25" style:family="paragraph" style:parent-style-name="Standard">
      <style:paragraph-properties fo:text-align="start" style:justify-single-word="false" style:writing-mode="lr-tb"/>
      <style:text-properties officeooo:paragraph-rsid="002148c4"/>
    </style:style>
    <style:style style:name="P26" style:family="paragraph" style:parent-style-name="Standard">
      <style:paragraph-properties fo:text-align="start" style:justify-single-word="false" style:writing-mode="lr-tb"/>
      <style:text-properties officeooo:paragraph-rsid="002c4870"/>
    </style:style>
    <style:style style:name="P27" style:family="paragraph" style:parent-style-name="Standard">
      <style:paragraph-properties fo:text-align="start" style:justify-single-word="false" style:writing-mode="lr-tb"/>
      <style:text-properties officeooo:paragraph-rsid="002c57fd"/>
    </style:style>
    <style:style style:name="P28" style:family="paragraph" style:parent-style-name="Standard">
      <style:paragraph-properties fo:text-align="start" style:justify-single-word="false" style:writing-mode="lr-tb"/>
      <style:text-properties officeooo:paragraph-rsid="00312272"/>
    </style:style>
    <style:style style:name="P29" style:family="paragraph" style:parent-style-name="Standard">
      <style:paragraph-properties fo:text-align="start" style:justify-single-word="false" style:writing-mode="lr-tb"/>
      <style:text-properties officeooo:rsid="0023eb5c" officeooo:paragraph-rsid="0023eb5c"/>
    </style:style>
    <style:style style:name="P30" style:family="paragraph" style:parent-style-name="Standard">
      <style:paragraph-properties fo:text-align="start" style:justify-single-word="false" style:writing-mode="lr-tb"/>
      <style:text-properties officeooo:rsid="002c4870" officeooo:paragraph-rsid="002c4870"/>
    </style:style>
    <style:style style:name="P31" style:family="paragraph" style:parent-style-name="Standard">
      <style:paragraph-properties fo:text-align="start" style:justify-single-word="false" style:writing-mode="lr-tb"/>
      <style:text-properties fo:font-style="italic" officeooo:rsid="002c4870" officeooo:paragraph-rsid="002c4870" style:font-style-asian="italic" style:font-style-complex="italic"/>
    </style:style>
    <style:style style:name="P32" style:family="paragraph" style:parent-style-name="Standard">
      <style:paragraph-properties fo:text-align="start" style:justify-single-word="false" style:writing-mode="lr-tb"/>
      <style:text-properties fo:font-style="italic" fo:font-weight="bold" officeooo:paragraph-rsid="001d79c4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start" style:justify-single-word="false" style:writing-mode="lr-tb"/>
      <style:text-properties officeooo:rsid="002148c4" officeooo:paragraph-rsid="002c57fd"/>
    </style:style>
    <style:style style:name="T1" style:family="text">
      <style:text-properties officeooo:rsid="001d79c4"/>
    </style:style>
    <style:style style:name="T2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use-window-font-color="true" loext:opacity="0%" style:font-name="Liberation Serif1" fo:font-size="12pt" fo:language="pt" fo:country="BR" officeooo:rsid="001d79c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4" style:family="text">
      <style:text-properties style:use-window-font-color="true" loext:opacity="0%" style:font-name="Liberation Serif1" fo:font-size="12pt" fo:language="pt" fo:country="BR" officeooo:rsid="001da323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" style:family="text">
      <style:text-properties style:use-window-font-color="true" loext:opacity="0%" style:font-name="Liberation Serif1" fo:font-size="12pt" fo:language="pt" fo:country="BR" officeooo:rsid="002148c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6" style:family="text">
      <style:text-properties style:use-window-font-color="true" loext:opacity="0%" style:font-name="Liberation Serif1" fo:font-size="12pt" fo:language="pt" fo:country="BR" officeooo:rsid="00251c2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7" style:family="text">
      <style:text-properties style:use-window-font-color="true" loext:opacity="0%" style:font-name="Liberation Serif1" fo:font-size="12pt" fo:language="pt" fo:country="BR" officeooo:rsid="0028201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8" style:family="text">
      <style:text-properties style:use-window-font-color="true" loext:opacity="0%" style:font-name="Liberation Serif1" fo:font-size="12pt" fo:language="pt" fo:country="BR" officeooo:rsid="00292c5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9" style:family="text">
      <style:text-properties style:use-window-font-color="true" loext:opacity="0%" style:font-name="Liberation Serif1" fo:font-size="12pt" fo:language="pt" fo:country="BR" officeooo:rsid="002a303f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0" style:family="text">
      <style:text-properties style:use-window-font-color="true" loext:opacity="0%" style:font-name="Liberation Serif1" fo:font-size="12pt" fo:language="pt" fo:country="BR" officeooo:rsid="002c487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1" style:family="text">
      <style:text-properties style:use-window-font-color="true" loext:opacity="0%" style:font-name="Liberation Serif1" fo:font-size="12pt" fo:language="pt" fo:country="BR" officeooo:rsid="002c57f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2" style:family="text">
      <style:text-properties style:use-window-font-color="true" loext:opacity="0%" style:font-name="Liberation Serif1" fo:font-size="12pt" fo:language="pt" fo:country="BR" officeooo:rsid="002d400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3" style:family="text">
      <style:text-properties style:use-window-font-color="true" loext:opacity="0%" style:font-name="Liberation Serif1" fo:font-size="12pt" fo:language="pt" fo:country="BR" officeooo:rsid="00312272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4" style:family="text">
      <style:text-properties style:use-window-font-color="true" loext:opacity="0%" style:font-name="Liberation Serif1" fo:font-size="12pt" fo:language="pt" fo:country="BR" officeooo:rsid="0035468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5" style:family="text">
      <style:text-properties style:use-window-font-color="true" loext:opacity="0%" style:font-name="Liberation Serif1" fo:font-size="12pt" fo:language="pt" fo:country="BR" officeooo:rsid="0036ba9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6" style:family="text">
      <style:text-properties style:use-window-font-color="true" loext:opacity="0%" style:font-name="Liberation Serif1" fo:font-size="12pt" fo:language="pt" fo:country="BR" officeooo:rsid="003de7a1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7" style:family="text">
      <style:text-properties officeooo:rsid="0027682c"/>
    </style:style>
    <style:style style:name="T18" style:family="text">
      <style:text-properties officeooo:rsid="002c57fd"/>
    </style:style>
    <style:style style:name="T19" style:family="text">
      <style:text-properties officeooo:rsid="00383ce2"/>
    </style:style>
    <style:style style:name="T20" style:family="text">
      <style:text-properties officeooo:rsid="003ab123"/>
    </style:style>
    <style:style style:name="T21" style:family="text">
      <style:text-properties officeooo:rsid="003c989d"/>
    </style:style>
    <style:style style:name="T22" style:family="text">
      <style:text-properties officeooo:rsid="003d09e6"/>
    </style:style>
    <style:style style:name="T23" style:family="text">
      <style:text-properties officeooo:rsid="003de7a1"/>
    </style:style>
    <style:style style:name="T24" style:family="text">
      <style:text-properties officeooo:rsid="003ee7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stituto Federal Sul-rio-grandense – Campus Camaquã</text:p>
      <text:p text:style-name="P2">Disciplina: Banco de Dados II – Turma 2024</text:p>
      <text:p text:style-name="P2">Professor: Vinícius Alves Hax</text:p>
      <text:p text:style-name="P2">Assunto: <text:span text:style-name="T1">Revis</text:span><text:span text:style-name="T3">ão sobre </text:span><text:span text:style-name="T14">PL/pgSQL</text:span></text:p>
      <text:p text:style-name="P1"/>
      <text:p text:style-name="P3">Instruç<text:span text:style-name="T2">ões gerais: para os exercícios abaixo você pode conversar com seus colegas (em voz baixa) e até consultar a Internet. Mas </text:span><text:span text:style-name="T9">NÃO</text:span><text:span text:style-name="T2"> use o chatGPT, </text:span><text:span text:style-name="T15">e</text:span><text:span text:style-name="T2">le nem sempre estará lá :</text:span><text:span text:style-name="T8">P</text:span></text:p>
      <text:p text:style-name="P4"/>
      <text:p text:style-name="P6"><text:span text:style-name="T1">Para os exerc</text:span><text:span text:style-name="T3">ícios </text:span><text:span text:style-name="T16">abaixo u</text:span><text:span text:style-name="T3">tilize as tabelas e registros abaixo:</text:span></text:p>
      <text:p text:style-name="P16"/>
      <text:p text:style-name="P15">CREATE TABLE teacher(</text:p>
      <text:p text:style-name="P15"><text:tab/>id INT,</text:p>
      <text:p text:style-name="P15"><text:tab/>name VARCHAR(200),</text:p>
      <text:p text:style-name="P15"><text:tab/>side VARCHAR(200),</text:p>
      <text:p text:style-name="P15"><text:tab/><text:span text:style-name="T23">level </text:span><text:span text:style-name="T24">REAL</text:span></text:p>
      <text:p text:style-name="P15">);</text:p>
      <text:p text:style-name="P15"/>
      <text:p text:style-name="P15">CREATE TABLE student(</text:p>
      <text:p text:style-name="P15"><text:tab/>id SERIAL,</text:p>
      <text:p text:style-name="P15"><text:tab/>name VARCHAR(200),</text:p>
      <text:p text:style-name="P15"><text:tab/>teacher_id INT</text:p>
      <text:p text:style-name="P15">);</text:p>
      <text:p text:style-name="P15"/>
      <text:p text:style-name="P15">INSERT INTO teacher (id, name, side, <text:span text:style-name="T24">level</text:span>) VALUES (1, 'Palpatine', 'Dark', <text:span text:style-name="T24">100.0</text:span>);</text:p>
      <text:p text:style-name="P15">INSERT INTO teacher (id, name, side, <text:span text:style-name="T24">level</text:span>) VALUES (2, 'Yoda', 'Light', <text:span text:style-name="T24">100.0</text:span>);</text:p>
      <text:p text:style-name="P15">INSERT INTO teacher (id, name, side, <text:span text:style-name="T24">level</text:span>) VALUES (3, 'Dookan', 'Light', <text:span text:style-name="T24">90.0</text:span>);</text:p>
      <text:p text:style-name="P15">INSERT INTO teacher (id, name, side, <text:span text:style-name="T24">level</text:span>) VALUES (4, 'Qui-gon Jin', 'Light', <text:span text:style-name="T24">90.0</text:span>);</text:p>
      <text:p text:style-name="P15">INSERT INTO teacher (id, name, side, <text:span text:style-name="T24">level</text:span>) VALUES (5, 'Obi Wan', 'Light', <text:span text:style-name="T24">85.0</text:span>);</text:p>
      <text:p text:style-name="P15">INSERT INTO teacher (id, name, side, <text:span text:style-name="T24">level</text:span>) VALUES (6, 'Anakin', 'Light', <text:span text:style-name="T24">95.0</text:span>);</text:p>
      <text:p text:style-name="P15">INSERT INTO teacher (id, name, side, <text:span text:style-name="T24">level</text:span>) VALUES (7, 'Luke', 'Light', <text:span text:style-name="T24">100.0</text:span>);</text:p>
      <text:p text:style-name="P15">INSERT INTO teacher (id, name, side, <text:span text:style-name="T24">level</text:span>) VALUES (8, 'Mace Windu', 'Light', <text:span text:style-name="T24">100.0</text:span>);</text:p>
      <text:p text:style-name="P15"/>
      <text:p text:style-name="P15">INSERT INTO student (name, teacher_id) VALUES ('Luke', 2);</text:p>
      <text:p text:style-name="P15">INSERT INTO student (name, teacher_id) VALUES ('Anakin', 5);</text:p>
      <text:p text:style-name="P15">INSERT INTO student (name, teacher_id) VALUES ('Anakin', 1);</text:p>
      <text:p text:style-name="P15">INSERT INTO student (name, teacher_id) VALUES ('Obi Wan', 4);</text:p>
      <text:p text:style-name="P15">INSERT INTO student (name, teacher_id) VALUES ('Qui-gon Jin', 3);</text:p>
      <text:p text:style-name="P15">INSERT INTO student (name, teacher_id) VALUES ('Ahsoka', 6);</text:p>
      <text:p text:style-name="P15">INSERT INTO student (name, teacher_id) VALUES ('Rei', 7);</text:p>
      <text:p text:style-name="P15">INSERT INTO student (name, teacher_id) VALUES ('Kylo Ren', 7);</text:p>
      <text:p text:style-name="P32"><text:span text:style-name="T3">INSERT INTO student (name) VALUES ('Palpatine');</text:span> </text:p>
      <text:p text:style-name="P6"/>
      <text:p text:style-name="P7"><text:span text:style-name="T2">Crie funções anônimas, usando PL/pgSQL, para cada um dos exercícios de maneira a fazer o que se pede.</text:span></text:p>
      <text:p text:style-name="P7"><text:span text:style-name="T2">A saída deverá sempre ser mostrada usando a função “raise notice”</text:span></text:p>
      <text:p text:style-name="P17"/>
      <text:p text:style-name="P18">1) Crie uma função anônima, em PL/pgSQL, <text:span text:style-name="T19">que mostre o número de alunos que cujo professor (teacher) chama-se “Luke”.</text:span></text:p>
      <text:p text:style-name="P18"/>
      <text:p text:style-name="P19"><text:span text:style-name="T19">2</text:span>) <text:span text:style-name="T19">Mostre o ID do aluno (student) cujo nome é “Anakin”.</text:span></text:p>
      <text:p text:style-name="P19"/>
      <text:p text:style-name="P20">3) Mostre o nome do aluno (student) cujo ID é 3.</text:p>
      <text:p text:style-name="P20"><text:soft-page-break/></text:p>
      <text:p text:style-name="P20">4) Faça um programa que mostre os os números ímpares no intervalo entre 1 e 10.</text:p>
      <text:p text:style-name="P20"/>
      <text:p text:style-name="P20">5) Faça um programa que mostre, em ordem decrescente, os números pares situados no intervalo entre 90 e 100.</text:p>
      <text:p text:style-name="P20"/>
      <text:p text:style-name="P22">6) Faça um programa cuja variável seja declarada com o tipo “%type” e que mostre o nível de poder do teacher com maior nível de poder. Dica: Use o parâmetro LIMIT para limitar a quantidade de resultados.</text:p>
      <text:p text:style-name="P20"/>
      <text:p text:style-name="P20"><text:span text:style-name="T22">7</text:span>) Faça um <text:span text:style-name="T20">programa que </text:span><text:span text:style-name="T21">pegue o nível de poder (coluna level) do teacher com ID = 2, aumente esse nível em 50% e </text:span><text:span text:style-name="T22">mostre o resultado.</text:span></text:p>
      <text:p text:style-name="P20"/>
      <text:p text:style-name="P22">8) Refaça o programa anterior porém aumentando o nível em 100%.</text:p>
      <text:p text:style-name="P21"/>
      <text:p text:style-name="P22">9) <text:span text:style-name="T23">Mostre todos os professores que tem pelo menos um aluno, e ao seu lado o nome do aluno. A saída deverá ser formatada como mostrado a seguir:</text:span></text:p>
      <text:p text:style-name="P22"/>
      <text:p text:style-name="P23">Professor X treinou aluno Y (onde X e Y são os nomes)</text:p>
      <text:p text:style-name="P23"/>
      <text:p text:style-name="P23">Exemplo da formatação:</text:p>
      <text:p text:style-name="P23"/>
      <text:p text:style-name="P23">Professor Girafales treinou aluno Chaves</text:p>
      <text:p text:style-name="P23">Professor Girafales treinou aluno Quico</text:p>
      <text:p text:style-name="P23">Professor Madruga treinou aluno Girafales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07-15T15:30:21.099498254</dc:date>
    <meta:editing-cycles>31</meta:editing-cycles>
    <meta:editing-duration>PT1H27M12S</meta:editing-duration>
    <meta:generator>LibreOffice/7.3.7.2$Linux_X86_64 LibreOffice_project/30$Build-2</meta:generator>
    <meta:document-statistic meta:table-count="0" meta:image-count="0" meta:object-count="0" meta:page-count="2" meta:paragraph-count="50" meta:word-count="493" meta:character-count="3033" meta:non-whitespace-character-count="2580"/>
  </office:meta>
</office:document-meta>
</file>